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eeeee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2.286cm 2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3.175cm" svg:y="5.969cm">
          <draw:text-box>
            <text:p><text:span text:style-name="T1">All valid passwords of length </text:span><text:span text:style-name="T2">n</text:span></text:p>
          </draw:text-box>
        </draw:frame>
        <draw:custom-shape draw:style-name="gr3" draw:text-style-name="P3" draw:layer="layout" svg:width="3.175cm" svg:height="4.064cm" svg:x="12.954cm" svg:y="4.31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34cm" svg:height="1.778cm" svg:x="13.462cm" svg:y="3.55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.558cm" svg:height="2.286cm" svg:x="4.444cm" svg:y="2.79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16cm" svg:height="1.778cm" svg:x="4.953cm" svg:y="3.17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16cm" svg:height="2.544cm" draw:transform="skewX (-7.20287516072164E-017) rotate (0.523598775598299) translate (6.058cm 7.365cm)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424cm" svg:height="2.121cm" draw:transform="rotate (1.0471975511966) translate (10.523cm 7.6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925cm" svg:height="0.962cm" svg:x="1.488cm" svg:y="3.61cm">
          <draw:text-box>
            <text:p><text:span text:style-name="T3">X</text:span></text:p>
          </draw:text-box>
        </draw:frame>
        <draw:custom-shape draw:style-name="gr4" draw:text-style-name="P1" draw:layer="layout" svg:width="20.345cm" svg:height="10.109cm" draw:transform="skewX (-0.000174532925199433) rotate (0.00994837673636768) translate (0.227cm 0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4.227cm" svg:height="1.207cm" svg:x="1.615cm" svg:y="2.476cm">
          <draw:text-box>
            <text:p><text:span text:style-name="T4">All valid passwords </text:span><text:span text:style-name="T4"><text:line-break/></text:span><text:span text:style-name="T4">of length </text:span><text:span text:style-name="T5">n+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28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56:07.954509585</dc:date>
    <meta:editing-duration>P0D</meta:editing-duration>
    <meta:editing-cycles>1</meta:editing-cycles>
    <meta:generator>LibreOffice/4.2.8.2$Linux_X86_64 LibreOffice_project/420m0$Build-2</meta:generator>
    <meta:document-statistic meta:object-count="11"/>
  </office:meta>
</office:document-meta>
</file>